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A99521B59B068DC7.png" manifest:media-type="image/png"/>
  <manifest:file-entry manifest:full-path="Pictures/10000201000000200000002038AE33FB430D25B6.png" manifest:media-type="image/png"/>
  <manifest:file-entry manifest:full-path="Pictures/10000201000000400000004046F9A8997926A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2.408cm"/>
    </style:style>
    <style:style style:name="Tableau1.D" style:family="table-column">
      <style:table-column-properties style:column-width="2.214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397cm" fo:keep-together="always"/>
    </style:style>
    <style:style style:name="Tableau1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3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0.991cm"/>
    </style:style>
    <style:style style:name="Table1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2.408cm"/>
    </style:style>
    <style:style style:name="Tableau6.C" style:family="table-column">
      <style:table-column-properties style:column-width="2.214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paragraph-rsid="02643919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305a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3134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36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alibri" fo:font-size="10pt" officeooo:paragraph-rsid="021e6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306f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30d6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315228c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31b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12pt" style:font-style-asian="normal" style:font-weight-asian="normal" style:font-size-complex="12pt" style:font-style-complex="normal" style:font-weight-complex="normal" style:text-rotation-angle="270" style:text-rotation-scale="line-height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71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2fca666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30af4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bdbdbd" style:font-name="Calibri" fo:font-size="4pt" fo:font-style="normal" fo:font-weight="normal" officeooo:rsid="00300d16" officeooo:paragraph-rsid="030af4f4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424242" style:font-name="Calibri Light" fo:font-size="10pt" fo:font-style="normal" fo:font-weight="250" officeooo:rsid="03073cf8" officeooo:paragraph-rsid="03073c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424242" style:font-name="Calibri Light" fo:font-size="10pt" fo:font-weight="250" officeooo:rsid="00300d16" officeooo:paragraph-rsid="0222c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83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3215f35" style:font-size-asian="7pt" style:font-style-asian="normal" style:font-weight-asian="normal" style:font-size-complex="7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320e4bc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956c4f" style:font-size-asian="5.25pt" style:font-style-asian="normal" style:font-weight-asian="normal" style:font-size-complex="6pt" style:font-style-complex="normal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1fb661c" officeooo:paragraph-rsid="0321c7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f7786" officeooo:paragraph-rsid="0321c7f4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28462d7"/>
    </style:style>
    <style:style style:name="T23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24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25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3215f35"/>
    </style:style>
    <style:style style:name="T28" style:family="text">
      <style:text-properties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6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span text:style-name="T12"><text:text-input text:description="&lt;(o.assigned_workcenter_id and o.assigned_workcenter_id.name) or '(Personne)' &gt;">Nom</text:text-input></text:span><text:span text:style-name="T12"><text:s/></text:span>et imprimé le<text:span text:style-name="T26"> </text:span><text:span text:style-name="T26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0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16"><text:text-input text:description="&lt;if test=&quot;o.date_planned_start and o.date_planned_finished&quot;&gt;">If</text:text-input></text:p>
            <text:p text:style-name="P53"><text:span text:style-name="T14">Planifié</text:span> <text:span text:style-name="T11">du</text:span> <text:span text:style-name="T5"><text:text-input text:description="&lt;formatLang(o.date_planned_start,date=True)&gt;">Date de début</text:text-input></text:span></text:p>
            <text:p text:style-name="P53"><text:span text:style-name="T15">jusqu'au </text:span><text:span text:style-name="T5"><text:text-input text:description="&lt;formatLang(o.date_planned_finished,date=True)&gt;">Date de fin</text:text-input></text:span></text:p>
            <text:p text:style-name="P14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42">Origine</text:p>
            </table:table-cell>
            <table:table-cell table:style-name="Tableau5.A1" office:value-type="string">
              <text:p text:style-name="P42">Produit</text:p>
            </table:table-cell>
            <table:table-cell table:style-name="Tableau5.C1" office:value-type="string">
              <text:p text:style-name="P43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3"><text:text-input text:description="&lt;o.origin&gt;">Origine</text:text-input></text:p>
          </table:table-cell>
          <table:table-cell table:style-name="Tableau5.A2" office:value-type="string">
            <text:p text:style-name="P31"><text:span text:style-name="T12"><text:text-input text:description="&lt;(o.bom_id and (o.bom_id.code)) or ''&gt;">Code</text:text-input></text:span><text:s/><text:span text:style-name="T16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32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5">BL</text:p>
            </table:table-cell>
            <table:table-cell table:style-name="Tableau4.B1" office:value-type="string">
              <text:p text:style-name="P44">CP</text:p>
            </table:table-cell>
            <table:table-cell table:style-name="Tableau4.B1" office:value-type="string">
              <text:p text:style-name="P45">Client</text:p>
            </table:table-cell>
            <table:table-cell table:style-name="Tableau4.D1" office:value-type="string">
              <text:p text:style-name="P46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8"><text:text-input text:description="&lt;o.finished_picking_names&gt;">BL</text:text-input></text:p>
          </table:table-cell>
          <table:table-cell table:style-name="Tableau4.B2" office:value-type="string">
            <text:p text:style-name="P34"><text:text-input text:description="&lt;o.partner_id and o.partner_id.zip&gt;">Code postal</text:text-input></text:p>
          </table:table-cell>
          <table:table-cell table:style-name="Tableau4.B2" office:value-type="string">
            <text:p text:style-name="P34"><text:text-input text:description="&lt;o.partner_id and o.partner_id.name&gt;">Client</text:text-input></text:p>
          </table:table-cell>
          <table:table-cell table:style-name="Tableau4.D2" office:value-type="string">
            <text:p text:style-name="P34"><text:text-input text:description="&lt;o.partner_id and o.partner_id.city&gt;">Ville</text:text-input></text:p>
          </table:table-cell>
        </table:table-row>
      </table:table>
      <text:p text:style-name="P18"><text:text-input text:description="&lt;if test=&quot;o.note&quot;&gt;">If</text:text-input></text:p>
      <text:p text:style-name="P38"/>
      <text:p text:style-name="P83"><text:text-input text:description="&lt;format(o.note or '')&gt;">Notes</text:text-input></text:p>
      <text:p text:style-name="P18"><text:text-input text:description="&lt;/if&gt;">Endif</text:text-input></text:p>
      <text:p text:style-name="P87"/>
      <text:p text:style-name="P88"><text:text-input text:description="&lt;if test=&quot;o.date_start&quot;&gt;">If</text:text-input></text:p>
      <text:p text:style-name="P12"><text:span text:style-name="T23">Début de fabrication </text:span><text:span text:style-name="T24">effectif</text:span><text:span text:style-name="T23"> le </text:span><text:span text:style-name="T25"><text:text-input text:description="&lt;formatLang(o.date_start,date=True)&gt;">date</text:text-input></text:span></text:p>
      <text:p text:style-name="P89"><text:text-input text:description="&lt;/if&gt;">Endif</text:text-input></text:p>
      <text:p text:style-name="P10"><text:span text:style-name="T19">Livraison planifiée pour le </text:span><text:span text:style-name="T20"><text:text-input text:description="&lt;o.finished_picking_dates&gt;">date de livraison</text:text-inpu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7">Produit</text:p>
            </table:table-cell>
            <table:covered-table-cell/>
            <table:table-cell table:style-name="Tableau1.A1" office:value-type="string">
              <text:p text:style-name="P49"><text:s/><text:span text:style-name="T17">Qté</text:span> </text:p>
            </table:table-cell>
            <table:table-cell table:style-name="Tableau1.A1" office:value-type="string">
              <text:p text:style-name="P50">Unité</text:p>
            </table:table-cell>
            <table:table-cell table:style-name="Tableau1.A1" office:value-type="string">
              <text:p text:style-name="P51">☐</text:p>
            </table:table-cell>
            <table:table-cell table:style-name="Tableau1.A1" office:value-type="string">
              <text:p text:style-name="P48">État <text:span text:style-name="T18">du mouvement</text:span></text:p>
            </table:table-cell>
            <table:table-cell table:style-name="Tableau1.G1" office:value-type="string">
              <text:p text:style-name="P52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9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61"><text:text-input text:description="&lt;if test=&quot;line.pack&quot;&gt;">If</text:text-input></text:p>
            <text:p text:style-name="P22"><draw:frame draw:style-name="fr3" draw:name="images1" text:anchor-type="as-char" svg:y="-0.295cm" svg:width="0.397cm" svg:height="0.397cm" draw:z-index="0"><draw:image xlink:href="Pictures/10000201000000200000002038AE33FB430D25B6.png" xlink:type="simple" xlink:show="embed" xlink:actuate="onLoad" loext:mime-type="image/png"/></draw:frame></text:p>
            <text:p text:style-name="P62"><text:text-input text:description="&lt;/if&gt;">Endif</text:text-input></text:p>
            <text:p text:style-name="P63"><text:text-input text:description="&lt;for each=&quot;level in range(0,line.level)&quot;&gt;">SF</text:text-input></text:p>
            <text:p text:style-name="P77">►</text:p>
            <text:p text:style-name="P64"><text:text-input text:description="&lt;/for&gt;">EF</text:text-input></text:p>
          </table:table-cell>
          <table:table-cell table:style-name="Tableau1.B3" office:value-type="string">
            <text:p text:style-name="P30"><text:text-input text:description="&lt;line.product_id.code&gt;">Référence</text:text-input></text:p>
            <text:p text:style-name="P55"><text:text-input text:description="&lt;line.product_id.name&gt;">Nom</text:text-input></text:p>
            <text:p text:style-name="P65"><text:text-input text:description="&lt;line.manufacturer&gt;">Marque</text:text-input></text:p>
          </table:table-cell>
          <table:table-cell table:style-name="Tableau1.A3" office:value-type="string">
            <text:p text:style-name="P25"><text:text-input text:description="&lt;if test=&quot;not line.reserved&quot;&gt;">If</text:text-input></text:p>
            <text:p text:style-name="P80"><text:text-input text:description="&lt;formatLang( line.reserved_availability)&gt;">0.00</text:text-input></text:p>
            <text:p text:style-name="P78">⎯⎯⎯⎯⎯⎯⎯⎯⎯⎯⎯⎯⎯⎯⎯⎯⎯⎯⎯⎯⎯⎯⎯⎯⎯⎯⎯⎯</text:p>
            <text:p text:style-name="P21"><text:text-input text:description="&lt;/if&gt;">Endif</text:text-input></text:p>
            <text:p text:style-name="P23"><text:text-input text:description="&lt;formatLang( line.product_uom_qty)&gt;">0.00</text:text-input></text:p>
          </table:table-cell>
          <table:table-cell table:style-name="Tableau1.A3" office:value-type="string">
            <text:p text:style-name="P28"><text:text-input text:description="&lt;if test=&quot;not line.reserved&quot;&gt;">If</text:text-input></text:p>
            <text:p text:style-name="P81"><text:text-input text:description="&lt;line.product_uom and line.product_uom.name&gt;">Uom</text:text-input></text:p>
            <text:p text:style-name="P79">⎯⎯⎯⎯⎯⎯⎯⎯⎯⎯⎯⎯⎯⎯⎯⎯⎯⎯⎯⎯⎯⎯⎯⎯</text:p>
            <text:p text:style-name="P21"><text:text-input text:description="&lt;/if&gt;">Endif</text:text-input></text:p>
            <text:p text:style-name="P40"><text:text-input text:description="&lt;line.product_uom and line.product_uom.name&gt;">Uom</text:text-input></text:p>
          </table:table-cell>
          <table:table-cell table:style-name="Tableau1.A3" office:value-type="string">
            <text:p text:style-name="P24"><text:text-input text:description="&lt;if test=&quot;line.received&quot;&gt;">If</text:text-input></text:p>
            <text:p text:style-name="P58"><draw:frame draw:style-name="fr2" draw:name="Image1" text:anchor-type="as-char" svg:width="0.4cm" svg:height="0.4cm" draw:z-index="1"><draw:image xlink:href="Pictures/10000201000000400000004046F9A8997926ABED.png" xlink:type="simple" xlink:show="embed" xlink:actuate="onLoad" loext:mime-type="image/png"/></draw:frame></text:p>
            <text:p text:style-name="P57"><text:span text:style-name="T6"><text:text-input text:description="&lt;/if&gt;">Endif</text:text-input></text:span><text:s/></text:p>
            <text:p text:style-name="P24"><text:text-input text:description="&lt;if test=&quot;not line.received&quot;&gt;">If</text:text-input></text:p>
            <text:p text:style-name="P41"><draw:frame draw:style-name="fr1" draw:name="Image2" text:anchor-type="as-char" svg:width="0.4cm" svg:height="0.4cm" draw:z-index="2"><draw:image xlink:href="Pictures/100002010000004000000040A99521B59B068DC7.png" xlink:type="simple" xlink:show="embed" xlink:actuate="onLoad" loext:mime-type="image/png"/></draw:frame></text:p>
            <text:p text:style-name="P56"><text:span text:style-name="T6"><text:text-input text:description="&lt;/if&gt;">Endif</text:text-input></text:span><text:span text:style-name="T13"><text:s/></text:span></text:p>
          </table:table-cell>
          <table:table-cell table:style-name="Tableau1.A3" office:value-type="string">
            <text:p text:style-name="P67"><text:text-input text:description="&lt;line.reference&gt;">Reference</text:text-input></text:p>
            <text:p text:style-name="P68"><text:text-input text:description="&lt;line.status&gt;">Statut</text:text-input></text:p>
            <text:p text:style-name="P26"><text:text-input text:description="&lt;if test=&quot;line.product_id.procure_method == 'make_to_stock' &quot;&gt;">If</text:text-input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66"><text:text-input text:description="&lt;line.product_id.loc_rack or '-'&gt;">Rayon</text:text-input></text:p>
                </table:table-cell>
                <table:table-cell table:style-name="Table1.B1" office:value-type="string">
                  <text:p text:style-name="P66"><text:text-input text:description="&lt;line.product_id.loc_row  or '-'&gt;">Rangée</text:text-input></text:p>
                </table:table-cell>
                <table:table-cell table:style-name="Table1.C1" office:value-type="string">
                  <text:p text:style-name="P66"><text:text-input text:description="&lt;line.product_id.loc_case  or '-'&gt;">Casier</text:text-input></text:p>
                </table:table-cell>
              </table:table-row>
            </table:table>
            <text:p text:style-name="P27"><text:text-input text:description="&lt;/if&gt;">Endif</text:text-input></text:p>
          </table:table-cell>
          <table:table-cell table:style-name="Tableau1.G3" office:value-type="string">
            <text:p text:style-name="P69"><text:span text:style-name="T7"><text:text-input text:description="&lt;if test=&quot;line.state == 'done' &quot;&gt;">If</text:text-input></text:span><text:span text:style-name="T21">Terminé</text:span><text:span text:style-name="T7"><text:text-input text:description="&lt;/if&gt;">Endif</text:text-input></text:span></text:p>
          </table:table-cell>
        </table:table-row>
        <table:table-row table:style-name="Tableau1.4">
          <table:table-cell table:style-name="Tableau1.A4" table:number-columns-spanned="6" office:value-type="string">
            <text:p text:style-name="P3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39"/>
          </table:table-cell>
        </table:table-row>
      </table:table>
      <text:p text:style-name="P82"/>
      <text:p text:style-name="P17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71">Produit<text:span text:style-name="T22">s</text:span><text:span text:style-name="T8"> associés à cette commande</text:span></text:p>
            </table:table-cell>
            <table:table-cell table:style-name="Tableau6.A1" office:value-type="string">
              <text:p text:style-name="P74"><text:s/><text:span text:style-name="T17">Qté</text:span> </text:p>
            </table:table-cell>
            <table:table-cell table:style-name="Tableau6.A1" office:value-type="string">
              <text:p text:style-name="P73">Unité</text:p>
            </table:table-cell>
            <table:table-cell table:style-name="Tableau6.A1" office:value-type="string">
              <text:p text:style-name="P72">☐</text:p>
            </table:table-cell>
            <table:table-cell table:style-name="Tableau6.A1" office:value-type="string">
              <text:p text:style-name="P70">État <text:span text:style-name="T18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6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0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19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29"><text:text-input text:description="&lt;move.product_id.code&gt;">Référence</text:text-input></text:p>
            <text:p text:style-name="P54"><text:text-input text:description="&lt;move.product_id.name&gt;">Nom</text:text-input></text:p>
            <text:p text:style-name="P86"><text:text-input text:description="&lt;move.product_id.print_manufacturer()&gt;">Marque</text:text-input></text:p>
            <text:p text:style-name="P84"><text:span text:style-name="T27"><text:text-input text:description="&lt;move.origin or move.picking_id.origin&gt;">Origine</text:text-input></text:span></text:p>
          </table:table-cell>
          <table:table-cell table:style-name="Tableau6.B5" table:number-rows-spanned="2" office:value-type="string">
            <text:p text:style-name="P13"><text:text-input text:description="&lt;formatLang( move.product_uom_qty)&gt;">0.00</text:text-input></text:p>
          </table:table-cell>
          <table:table-cell table:style-name="Tableau6.B5" table:number-rows-spanned="2" office:value-type="string">
            <text:p text:style-name="P35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59"/>
          </table:table-cell>
          <table:table-cell table:style-name="Tableau6.B5" office:value-type="string">
            <text:p text:style-name="P11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85"><text:span text:style-name="T28"><text:text-input text:description="&lt;move.get_pick_status(False)&gt;">Statut</text:text-input></text:span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1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3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0-29T09:22:16.117000000</dc:date>
    <meta:editing-duration>P2DT24M46S</meta:editing-duration>
    <meta:editing-cycles>969</meta:editing-cycles>
    <meta:generator>LibreOffice/6.4.1.2$Windows_X86_64 LibreOffice_project/4d224e95b98b138af42a64d84056446d09082932</meta:generator>
    <meta:document-statistic meta:table-count="8" meta:image-count="3" meta:object-count="0" meta:page-count="1" meta:paragraph-count="91" meta:word-count="285" meta:character-count="875" meta:non-whitespace-character-count="816"/>
    <meta:user-defined meta:name="Info 1"/>
    <meta:user-defined meta:name="Info 2"/>
    <meta:user-defined meta:name="Info 3"/>
    <meta:user-defined meta:name="Info 4"/>
  </office:meta>
</office:document-meta>
</file>